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322cm" fo:min-width="17.597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6.1cm" fo:min-width="14.74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3.56cm" fo:min-width="11.2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01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958cm" fo:min-width="8.39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  <style:paragraph-properties style:writing-mode="lr-tb"/>
    </style:style>
    <style:style style:name="gr8" style:family="graphic" style:parent-style-name="objectwithoutfill">
      <style:graphic-properties draw:fill="none" draw:fill-color="#dee6e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957cm" fo:min-width="8.39cm" fo:wrap-option="wrap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4.747cm" fo:min-width="7.12cm"/>
    </style:style>
    <style:style style:name="gr1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748cm" fo:min-width="5.3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1.301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loext:graphic-properties draw:fill-color="#dee6ef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b4c7dc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7" style:family="paragraph">
      <loext:graphic-properties draw:fill="none" draw:fill-color="#dee6e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8.572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6.35cm" svg:x="2.27cm" svg:y="3.22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72cm" svg:height="1.27cm" svg:x="1.952cm" svg:y="1.952cm">
          <draw:text-box>
            <text:p>Cluster Management Node</text:p>
          </draw:text-box>
        </draw:frame>
        <draw:frame draw:style-name="gr3" draw:text-style-name="P3" draw:layer="layout" svg:width="6.985cm" svg:height="1.27cm" svg:x="2.587cm" svg:y="3.857cm">
          <draw:text-box>
            <text:p>System Scheduler</text:p>
          </draw:text-box>
        </draw:frame>
        <draw:custom-shape draw:style-name="gr4" draw:text-style-name="P4" draw:layer="layout" svg:width="11.747cm" svg:height="3.81cm" svg:x="2.905cm" svg:y="5.12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01cm" svg:height="2.384cm" svg:x="3.222cm" svg:y="5.445cm">
          <draw:text-box>
            <text:p text:style-name="P5">Job Queue</text:p>
            <text:p text:style-name="P5"/>
            <text:p text:style-name="P5">2000 Jobs</text:p>
          </draw:text-box>
        </draw:frame>
        <draw:custom-shape draw:style-name="gr6" draw:text-style-name="P6" draw:layer="layout" svg:width="8.89cm" svg:height="9.208cm" svg:x="1.635cm" svg:y="10.84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52cm" svg:height="0.962cm" svg:x="1.952cm" svg:y="11.477cm">
          <draw:text-box>
            <text:p text:style-name="P5">User 1 Allocation</text:p>
          </draw:text-box>
        </draw:frame>
        <draw:line draw:style-name="gr8" draw:text-style-name="P7" draw:layer="layout" svg:x1="10.207cm" svg:y1="9.255cm" svg:x2="8.302cm" svg:y2="15.605cm">
          <text:p/>
        </draw:line>
        <draw:custom-shape draw:style-name="gr6" draw:text-style-name="P6" draw:layer="layout" svg:width="8.89cm" svg:height="9.208cm" svg:x="10.842cm" svg:y="10.84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52cm" svg:height="0.962cm" svg:x="1.952cm" svg:y="11.477cm">
          <draw:text-box>
            <text:p text:style-name="P5">User 1 Allocation</text:p>
          </draw:text-box>
        </draw:frame>
        <draw:frame draw:style-name="gr7" draw:text-style-name="P3" draw:layer="layout" svg:width="5.252cm" svg:height="0.962cm" svg:x="11.16cm" svg:y="11.477cm">
          <draw:text-box>
            <text:p text:style-name="P5">User 2 Allocation</text:p>
          </draw:text-box>
        </draw:frame>
        <draw:line draw:style-name="gr8" draw:text-style-name="P7" draw:layer="layout" svg:x1="16.557cm" svg:y1="8.937cm" svg:x2="17.192cm" svg:y2="15.605cm">
          <text:p/>
        </draw:line>
        <draw:frame draw:style-name="gr9" draw:text-style-name="P3" draw:layer="layout" svg:width="2.475cm" svg:height="0.962cm" svg:x="7.097cm" svg:y="15.605cm">
          <draw:text-box>
            <text:p text:style-name="P5">Job 1A</text:p>
          </draw:text-box>
        </draw:frame>
        <draw:frame draw:style-name="gr10" draw:text-style-name="P3" draw:layer="layout" svg:width="2.297cm" svg:height="0.962cm" svg:x="15.922cm" svg:y="15.605cm">
          <draw:text-box>
            <text:p text:style-name="P5">Job2X</text:p>
          </draw:text-box>
        </draw:frame>
      </draw:page>
      <draw:page draw:name="page2" draw:style-name="dp1" draw:master-page-name="Default">
        <draw:custom-shape draw:style-name="gr1" draw:text-style-name="P1" draw:layer="layout" svg:width="18.097cm" svg:height="8.572cm" svg:x="1.635cm" svg:y="1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6.35cm" svg:x="2.27cm" svg:y="3.2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72cm" svg:height="1.27cm" svg:x="1.952cm" svg:y="1.953cm">
          <draw:text-box>
            <text:p>Cluster Management Node</text:p>
          </draw:text-box>
        </draw:frame>
        <draw:frame draw:style-name="gr3" draw:text-style-name="P3" draw:layer="layout" svg:width="6.985cm" svg:height="1.27cm" svg:x="2.587cm" svg:y="3.858cm">
          <draw:text-box>
            <text:p>Flux System Instance</text:p>
          </draw:text-box>
        </draw:frame>
        <draw:custom-shape draw:style-name="gr4" draw:text-style-name="P4" draw:layer="layout" svg:width="11.747cm" svg:height="3.81cm" svg:x="2.905cm" svg:y="5.1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01cm" svg:height="2.384cm" svg:x="3.222cm" svg:y="5.446cm">
          <draw:text-box>
            <text:p text:style-name="P5">Job Queue</text:p>
            <text:p text:style-name="P5"/>
            <text:p text:style-name="P5">2 Jobs</text:p>
          </draw:text-box>
        </draw:frame>
        <draw:custom-shape draw:style-name="gr11" draw:text-style-name="P6" draw:layer="layout" svg:width="8.89cm" svg:height="9.207cm" svg:x="1.635cm" svg:y="10.84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52cm" svg:height="0.962cm" svg:x="1.952cm" svg:y="11.478cm">
          <draw:text-box>
            <text:p text:style-name="P5">User 1 Allocation</text:p>
          </draw:text-box>
        </draw:frame>
        <draw:custom-shape draw:style-name="gr11" draw:text-style-name="P6" draw:layer="layout" svg:width="8.89cm" svg:height="9.207cm" svg:x="10.842cm" svg:y="10.84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52cm" svg:height="0.962cm" svg:x="1.952cm" svg:y="11.478cm">
          <draw:text-box>
            <text:p text:style-name="P5">User 1 Allocation</text:p>
          </draw:text-box>
        </draw:frame>
        <draw:frame draw:style-name="gr7" draw:text-style-name="P3" draw:layer="layout" svg:width="5.252cm" svg:height="0.962cm" svg:x="11.16cm" svg:y="11.478cm">
          <draw:text-box>
            <text:p text:style-name="P5">User 2 Allocation</text:p>
          </draw:text-box>
        </draw:frame>
        <draw:frame draw:style-name="gr10" draw:text-style-name="P3" draw:layer="layout" svg:width="2.475cm" svg:height="0.962cm" svg:x="7.667cm" svg:y="18.77cm">
          <draw:text-box>
            <text:p text:style-name="P5">Job 1A</text:p>
          </draw:text-box>
        </draw:frame>
        <draw:frame draw:style-name="gr10" draw:text-style-name="P3" draw:layer="layout" svg:width="2.297cm" svg:height="0.962cm" svg:x="17.118cm" svg:y="18.77cm">
          <draw:text-box>
            <text:p text:style-name="P5">Job2X</text:p>
          </draw:text-box>
        </draw:frame>
        <draw:custom-shape draw:style-name="gr12" draw:text-style-name="P2" draw:layer="layout" svg:width="7.62cm" svg:height="4.997cm" svg:x="1.952cm" svg:y="12.74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7.144cm" svg:height="2.384cm" svg:x="2.111cm" svg:y="13.247cm">
          <draw:text-box>
            <text:p>Flux User Instance</text:p>
          </draw:text-box>
        </draw:frame>
        <draw:custom-shape draw:style-name="gr14" draw:text-style-name="P4" draw:layer="layout" svg:width="5.873cm" svg:height="2.998cm" svg:x="2.27cm" svg:y="14.24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5.239cm" svg:height="2.688cm" svg:x="2.428cm" svg:y="14.496cm">
          <draw:text-box>
            <text:p text:style-name="P5">Job Queue</text:p>
            <text:p text:style-name="P5"/>
            <text:p text:style-name="P5">1000 jobs</text:p>
          </draw:text-box>
        </draw:frame>
        <draw:custom-shape draw:style-name="gr12" draw:text-style-name="P2" draw:layer="layout" svg:width="7.62cm" svg:height="4.997cm" svg:x="11.16cm" svg:y="12.74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7.144cm" svg:height="2.384cm" svg:x="11.319cm" svg:y="13.247cm">
          <draw:text-box>
            <text:p>Flux User Instance</text:p>
          </draw:text-box>
        </draw:frame>
        <draw:custom-shape draw:style-name="gr14" draw:text-style-name="P4" draw:layer="layout" svg:width="5.873cm" svg:height="2.998cm" svg:x="11.478cm" svg:y="14.24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5.239cm" svg:height="2.688cm" svg:x="11.636cm" svg:y="14.496cm">
          <draw:text-box>
            <text:p text:style-name="P5">Job Queue</text:p>
            <text:p text:style-name="P5"/>
            <text:p text:style-name="P5">1000 jobs</text:p>
          </draw:text-box>
        </draw:frame>
        <draw:line draw:style-name="gr8" draw:text-style-name="P7" draw:layer="layout" svg:x1="8.62cm" svg:y1="16.557cm" svg:x2="8.62cm" svg:y2="18.462cm">
          <text:p/>
        </draw:line>
        <draw:line draw:style-name="gr8" draw:text-style-name="P7" draw:layer="layout" svg:x1="17.827cm" svg:y1="17.192cm" svg:x2="17.827cm" svg:y2="18.78cm">
          <text:p/>
        </draw:line>
        <draw:line draw:style-name="gr8" draw:text-style-name="P7" draw:layer="layout" svg:x1="10.842cm" svg:y1="9.255cm" svg:x2="8.302cm" svg:y2="13.382cm">
          <text:p/>
        </draw:line>
        <draw:line draw:style-name="gr8" draw:text-style-name="P7" draw:layer="layout" svg:x1="15.605cm" svg:y1="8.937cm" svg:x2="18.145cm" svg:y2="1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1T11:12:18.481903210</meta:creation-date>
    <dc:date>2023-03-02T10:37:06.796140572</dc:date>
    <meta:editing-duration>PT20M45S</meta:editing-duration>
    <meta:editing-cycles>6</meta:editing-cycles>
    <meta:generator>LibreOffice/7.3.7.2$Linux_X86_64 LibreOffice_project/30$Build-2</meta:generator>
    <meta:document-statistic meta:object-count="40"/>
  </office:meta>
</office:document-meta>
</file>